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outline1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fo:min-height="10.629cm"/>
    </style:style>
    <style:style style:name="pr4" style:family="presentation" style:parent-style-name="bluesquares-subtitle" style:list-style-name="L9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draw:auto-grow-height="true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Quiz 1/4</text:p>
          </draw:text-box>
        </draw:frame>
        <draw:frame presentation:style-name="pr2" draw:text-style-name="P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quares" presentation:presentation-page-layout-name="AL2T0">
        <draw:frame draw:style-name="gr2" draw:text-style-name="P3" draw:layer="layout" svg:width="20.228cm" svg:height="0.987cm" svg:x="4.11cm" svg:y="5.681cm">
          <draw:text-box>
            <text:p text:style-name="P1"/>
          </draw:text-box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CMSC 128</text:p>
          </draw:text-box>
        </draw:frame>
        <draw:frame presentation:style-name="pr4" draw:text-style-name="P4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4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Analysis Modeling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2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id="id26"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id="id28" text:style-name="P2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id="id29"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tructured Analysi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31" text:style-name="P2">Classical approach to analysis modeling</text:p>
              </text:list-item>
            </text:list>
            <text:list text:style-name="L2">
              <text:list-item>
                <text:p text:id="id32" text:style-name="P2">Using notation that that satisfies operational principles </text:p>
              </text:list-item>
            </text:list>
            <text:list text:style-name="L2">
              <text:list-item>
                <text:list>
                  <text:list-item>
                    <text:p text:id="id33" text:style-name="P6">Create models depicting information (data and control) content and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Partition the system functionally and behavior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Depict the essence of the system to be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<text:s text:c="6"/>Analysis Model Element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2">Three primary objectives</text:p>
              </text:list-item>
            </text:list>
            <text:list text:style-name="L3">
              <text:list-item>
                <text:list>
                  <text:list-item>
                    <text:p text:id="id37" text:style-name="P7"><text:s/>Describe what the customer requir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8" text:style-name="P7"><text:s/>Establish a basis for the creation of software desig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9" text:style-name="P7"><text:s/>Define a set of requirements that can be validated once the software is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>
        <draw:frame presentation:style-name="pr6" draw:text-style-name="P1" draw:layer="layout" svg:width="25.199cm" svg:height="3.625cm" svg:x="1.4cm" svg:y="0.778cm" presentation:class="title" presentation:user-transformed="true">
          <draw:text-box>
            <text:p text:style-name="P1"><text:s text:c="7"/>Structure of Analysis Model</text:p>
          </draw:text-box>
        </draw:frame>
        <draw:ellipse draw:style-name="gr3" draw:text-style-name="P8" draw:layer="layout" svg:width="17.145cm" svg:height="14.605cm" svg:x="5.715cm" svg:y="4.445cm">
          <text:p text:style-name="P1"/>
        </draw:ellipse>
        <draw:ellipse draw:style-name="gr3" draw:text-style-name="P8" draw:layer="layout" svg:width="13.335cm" svg:height="10.795cm" svg:x="7.62cm" svg:y="6.35cm">
          <text:p text:style-name="P1"/>
        </draw:ellipse>
        <draw:ellipse draw:style-name="gr4" draw:text-style-name="P8" draw:layer="layout" svg:width="6.985cm" svg:height="4.445cm" svg:x="10.795cm" svg:y="9.525cm">
          <text:p text:style-name="P9">Data Dictionary</text:p>
        </draw:ellipse>
        <draw:line draw:style-name="gr3" draw:text-style-name="P8" draw:layer="layout" svg:x1="13.97cm" svg:y1="4.445cm" svg:x2="13.97cm" svg:y2="9.525cm">
          <text:p text:style-name="P1"/>
        </draw:line>
        <draw:line draw:style-name="gr3" draw:text-style-name="P8" draw:layer="layout" svg:x1="11.43cm" svg:y1="12.7cm" svg:x2="7.62cm" svg:y2="15.875cm">
          <text:p text:style-name="P1"/>
        </draw:line>
        <draw:line draw:style-name="gr3" draw:text-style-name="P8" draw:layer="layout" svg:x1="17.145cm" svg:y1="13.335cm" svg:x2="20.955cm" svg:y2="16.51cm">
          <text:p text:style-name="P1"/>
        </draw:line>
        <draw:frame draw:style-name="gr5" draw:text-style-name="P1" draw:layer="layout" svg:width="2.54cm" svg:height="0.987cm" svg:x="17.145cm" svg:y="9.173cm">
          <draw:text-box>
            <text:p text:style-name="P1">DFD</text:p>
          </draw:text-box>
        </draw:frame>
        <draw:frame draw:style-name="gr5" draw:text-style-name="P1" draw:layer="layout" svg:width="2.54cm" svg:height="0.987cm" svg:x="8.89cm" svg:y="9.525cm">
          <draw:text-box>
            <text:p text:style-name="P1">ERD</text:p>
          </draw:text-box>
        </draw:frame>
        <draw:frame draw:style-name="gr5" draw:text-style-name="P1" draw:layer="layout" svg:width="2.54cm" svg:height="0.987cm" svg:x="13.335cm" svg:y="14.888cm">
          <draw:text-box>
            <text:p text:style-name="P1">STD</text:p>
          </draw:text-box>
        </draw:frame>
        <draw:frame draw:style-name="gr5" draw:text-style-name="P1" draw:layer="layout" svg:width="5.715cm" svg:height="1.973cm" svg:x="1.27cm" svg:y="8.187cm">
          <draw:text-box>
            <text:p text:style-name="P1">Data object description</text:p>
          </draw:text-box>
        </draw:frame>
        <draw:frame draw:style-name="gr5" draw:text-style-name="P1" draw:layer="layout" svg:width="5.715cm" svg:height="1.973cm" svg:x="20.32cm" svg:y="7.62cm">
          <draw:text-box>
            <text:p text:style-name="P1">Process specification</text:p>
          </draw:text-box>
        </draw:frame>
        <draw:frame draw:style-name="gr5" draw:text-style-name="P1" draw:layer="layout" svg:width="8.255cm" svg:height="1.973cm" svg:x="10.795cm" svg:y="17.78cm">
          <draw:text-box>
            <text:p text:style-name="P1">Control Specification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<text:s text:c="6"/>Analysis Model Element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2">Data dictionary</text:p>
              </text:list-item>
            </text:list>
            <text:list text:style-name="L2">
              <text:list-item>
                <text:list>
                  <text:list-item>
                    <text:p text:id="id41" text:style-name="P6">A repository that contains descriptions of all data objects consumed or produced by the software</text:p>
                  </text:list-item>
                </text:list>
              </text:list-item>
            </text:list>
            <text:list text:style-name="L2">
              <text:list-item>
                <text:p text:id="id42" text:style-name="P2">Entity-relationship diagram (ERD)</text:p>
              </text:list-item>
            </text:list>
            <text:list text:style-name="L2">
              <text:list-item>
                <text:list>
                  <text:list-item>
                    <text:p text:id="id43" text:style-name="P6">Depicts relationships between data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Used to conduct the data modeling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ecribed using <text:span text:style-name="T2">data object descrip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<text:s text:c="6"/>Analysis Model Element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2">Data flow diagram (DFD)</text:p>
              </text:list-item>
            </text:list>
            <text:list text:style-name="L2">
              <text:list-item>
                <text:list>
                  <text:list-item>
                    <text:p text:id="id47" text:style-name="P6">Provides an indication of how data are transmitted as they move through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Depict the functions (and subfunctions) that transform the data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Contained in the <text:span text:style-name="T2">process specification</text:span></text:p>
                  </text:list-item>
                </text:list>
              </text:list-item>
            </text:list>
            <text:list text:style-name="L2">
              <text:list-item>
                <text:p text:id="id50" text:style-name="P2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1" text:style-name="P6"><text:span text:style-name="T3">Indicates how the system behaves as a consequence of external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<text:s text:c="6"/>Analysis Model Element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2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3" text:style-name="P6"><text:span text:style-name="T3">Represents the various modes of behavior called 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<text:span text:style-name="T3">Manner in which transitions are made from state to st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<text:span text:style-name="T3">Contained in the </text:span><text:span text:style-name="T2">control spec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Modeling</text:p>
          </draw:text-box>
        </draw:frame>
        <draw:frame presentation:style-name="pr2" draw:text-style-name="P2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56" text:style-name="P2">Uses ERD</text:p>
              </text:list-item>
            </text:list>
            <text:list text:style-name="L2">
              <text:list-item>
                <text:list>
                  <text:list-item>
                    <text:p text:id="id57" text:style-name="P6">Focuses solely on data</text:p>
                  </text:list-item>
                </text:list>
              </text:list-item>
            </text:list>
            <text:list text:style-name="L2">
              <text:list-item>
                <text:p text:id="id58" text:style-name="P2">Data Object</text:p>
              </text:list-item>
            </text:list>
            <text:list text:style-name="L2">
              <text:list-item>
                <text:list>
                  <text:list-item>
                    <text:p text:id="id59" text:style-name="P6">Representation of almost any composite information that must be understoo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External entity, a thing, an occurrence, event, role, organizational unit, place,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No reference on the operation performed, can be represented as 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Modeling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2">Attributes</text:p>
              </text:list-item>
            </text:list>
            <text:list text:style-name="L2">
              <text:list-item>
                <text:list>
                  <text:list-item>
                    <text:p text:id="id63" text:style-name="P6">Define the properties of a data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4" text:style-name="P10">Name an instance of the data object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5" text:style-name="P10">Describe the instance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6" text:style-name="P10">Make reference to an instance in another ta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One or more attributes must be defined as identifier or ke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et of attributes that is appropriate for a given data object depends on the problem contex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Modeling</text:p>
          </draw:text-box>
        </draw:frame>
        <draw:frame presentation:style-name="pr2" draw:text-style-name="P2" draw:layer="layout" svg:width="25.199cm" svg:height="15.397cm" svg:x="1.4cm" svg:y="4.914cm" presentation:class="outline" presentation:user-transformed="true">
          <draw:text-box>
            <text:list text:style-name="L2">
              <text:list-item>
                <text:p text:id="id69" text:style-name="P2">Relationships</text:p>
              </text:list-item>
            </text:list>
            <text:list text:style-name="L2">
              <text:list-item>
                <text:list>
                  <text:list-item>
                    <text:p text:id="id70" text:style-name="P6">Connections between data objects(object pai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Nature of relationship depends on the context of the problem</text:p>
                  </text:list-item>
                </text:list>
              </text:list-item>
            </text:list>
            <text:list text:style-name="L2">
              <text:list-item>
                <text:p text:id="id72" text:style-name="P2">Cardinality</text:p>
              </text:list-item>
            </text:list>
            <text:list text:style-name="L2">
              <text:list-item>
                <text:list>
                  <text:list-item>
                    <text:p text:id="id73" text:style-name="P6">Represents the number of occurrences of objects in a given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Maximum number of objects that can participate in a relat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11">One-one, one-many, many-one, many-man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Modeling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2">Modality</text:p>
              </text:list-item>
            </text:list>
            <text:list text:style-name="L2">
              <text:list-item>
                <text:list>
                  <text:list-item>
                    <text:p text:id="id77" text:style-name="P6">Zero if there is no explicit need for the relationship to occur, opti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One if the occurrence of a relationship is mandato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ERD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Developed by Peter Chen (1977)</text:p>
              </text:list-item>
            </text:list>
          </draw:text-box>
        </draw:frame>
        <draw:rect draw:style-name="gr4" draw:text-style-name="P8" draw:id="id1" draw:layer="layout" svg:width="6.985cm" svg:height="3.175cm" svg:x="0.635cm" svg:y="9.525cm">
          <text:p text:style-name="P9">student</text:p>
        </draw:rect>
        <draw:rect draw:style-name="gr4" draw:text-style-name="P8" draw:id="id3" draw:layer="layout" svg:width="5.715cm" svg:height="3.175cm" svg:x="20.32cm" svg:y="9.525cm">
          <text:p text:style-name="P9">book</text:p>
        </draw:rect>
        <draw:custom-shape draw:style-name="gr6" draw:text-style-name="P8" draw:id="id2" draw:layer="layout" svg:width="5.08cm" svg:height="3.175cm" svg:x="11.43cm" svg:y="9.525cm">
          <text:p text:style-name="P9">borr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7.62cm" svg:y1="11.112cm" svg:x2="11.43cm" svg:y2="11.112cm" draw:start-shape="id1" draw:start-glue-point="1" draw:end-shape="id2" draw:end-glue-point="5">
          <text:p text:style-name="P1"/>
        </draw:connector>
        <draw:connector draw:style-name="gr3" draw:text-style-name="P8" draw:layer="layout" svg:x1="16.51cm" svg:y1="11.112cm" svg:x2="20.32cm" svg:y2="11.112cm" draw:start-shape="id2" draw:start-glue-point="7" draw:end-shape="id3" draw:end-glue-point="3">
          <text:p text:style-name="P1"/>
        </draw:connector>
        <draw:line draw:style-name="gr3" draw:text-style-name="P8" draw:layer="layout" svg:x1="8.255cm" svg:y1="10.795cm" svg:x2="8.255cm" svg:y2="11.43cm">
          <text:p text:style-name="P1"/>
        </draw:line>
        <draw:line draw:style-name="gr3" draw:text-style-name="P8" draw:layer="layout" svg:x1="8.89cm" svg:y1="10.795cm" svg:x2="8.89cm" svg:y2="11.43cm">
          <text:p text:style-name="P1"/>
        </draw:line>
        <draw:line draw:style-name="gr3" draw:text-style-name="P8" draw:layer="layout" svg:x1="19.05cm" svg:y1="10.795cm" svg:x2="19.05cm" svg:y2="11.43cm">
          <text:p text:style-name="P1"/>
        </draw:line>
        <draw:line draw:style-name="gr3" draw:text-style-name="P8" draw:layer="layout" svg:x1="19.685cm" svg:y1="11.43cm" svg:x2="20.32cm" svg:y2="10.16cm">
          <text:p text:style-name="P1"/>
        </draw:line>
        <draw:line draw:style-name="gr3" draw:text-style-name="P8" draw:layer="layout" svg:x1="19.685cm" svg:y1="11.43cm" svg:x2="20.32cm" svg:y2="12.065cm">
          <text:p text:style-name="P1"/>
        </draw:line>
        <draw:ellipse draw:style-name="gr4" draw:text-style-name="P8" draw:layer="layout" svg:width="5.08cm" svg:height="1.905cm" svg:x="1.905cm" svg:y="15.875cm">
          <text:p text:style-name="P9">ID#</text:p>
        </draw:ellipse>
        <draw:ellipse draw:style-name="gr4" draw:text-style-name="P8" draw:layer="layout" svg:width="4.445cm" svg:height="1.905cm" svg:x="19.685cm" svg:y="15.875cm">
          <text:p text:style-name="P9">ID#</text:p>
        </draw:ellipse>
        <draw:line draw:style-name="gr3" draw:text-style-name="P8" draw:layer="layout" svg:x1="4.445cm" svg:y1="15.875cm" svg:x2="5.715cm" svg:y2="12.7cm">
          <text:p text:style-name="P1"/>
        </draw:line>
        <draw:line draw:style-name="gr3" draw:text-style-name="P8" draw:layer="layout" svg:x1="22.225cm" svg:y1="15.875cm" svg:x2="23.495cm" svg:y2="12.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1T1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Functional Modeling and<text:line-break/>Information Flow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Information is transformed as it flows through a computer-based system</text:p>
              </text:list-item>
            </text:list>
          </draw:text-box>
        </draw:frame>
        <draw:rect draw:style-name="gr4" draw:text-style-name="P8" draw:id="id6" draw:layer="layout" svg:width="4.445cm" svg:height="2.54cm" svg:x="1.27cm" svg:y="9.525cm">
          <text:p text:style-name="P9">External</text:p>
          <text:p text:style-name="P9">Entity</text:p>
        </draw:rect>
        <draw:rect draw:style-name="gr4" draw:text-style-name="P8" draw:id="id4" draw:layer="layout" svg:width="4.445cm" svg:height="2.54cm" svg:x="1.27cm" svg:y="13.97cm">
          <text:p text:style-name="P9">External</text:p>
          <text:p text:style-name="P9">Entity</text:p>
        </draw:rect>
        <draw:ellipse draw:style-name="gr4" draw:text-style-name="P8" draw:id="id5" draw:layer="layout" svg:width="6.985cm" svg:height="4.445cm" svg:x="10.16cm" svg:y="11.43cm">
          <text:p text:style-name="P9">Computer-based</text:p>
          <text:p text:style-name="P9">System</text:p>
        </draw:ellipse>
        <draw:rect draw:style-name="gr4" draw:text-style-name="P8" draw:id="id7" draw:layer="layout" svg:width="3.81cm" svg:height="2.54cm" svg:x="21.59cm" svg:y="8.255cm">
          <text:p text:style-name="P9">External</text:p>
          <text:p text:style-name="P9">Entity</text:p>
        </draw:rect>
        <draw:rect draw:style-name="gr4" draw:text-style-name="P8" draw:id="id8" draw:layer="layout" svg:width="3.81cm" svg:height="2.54cm" svg:x="21.59cm" svg:y="12.065cm">
          <text:p text:style-name="P9">External</text:p>
          <text:p text:style-name="P9">Entity</text:p>
        </draw:rect>
        <draw:rect draw:style-name="gr4" draw:text-style-name="P8" draw:id="id9" draw:layer="layout" svg:width="3.81cm" svg:height="2.54cm" svg:x="21.59cm" svg:y="15.875cm">
          <text:p text:style-name="P9">External</text:p>
          <text:p text:style-name="P9">Entity</text:p>
        </draw:rect>
        <draw:connector draw:style-name="gr7" draw:text-style-name="P8" draw:layer="layout" draw:type="line" svg:x1="5.715cm" svg:y1="15.24cm" svg:x2="10.16cm" svg:y2="13.652cm" draw:start-shape="id4" draw:start-glue-point="1" draw:end-shape="id5" draw:end-glue-point="3">
          <text:p text:style-name="P1"/>
        </draw:connector>
        <draw:connector draw:style-name="gr7" draw:text-style-name="P8" draw:layer="layout" draw:type="line" svg:x1="5.715cm" svg:y1="10.795cm" svg:x2="10.16cm" svg:y2="13.652cm" draw:start-shape="id6" draw:start-glue-point="1" draw:end-shape="id5">
          <text:p text:style-name="P1"/>
        </draw:connector>
        <draw:connector draw:style-name="gr7" draw:text-style-name="P8" draw:layer="layout" draw:type="line" svg:x1="17.145cm" svg:y1="13.652cm" svg:x2="21.59cm" svg:y2="9.525cm" draw:start-shape="id5" draw:start-glue-point="1" draw:end-shape="id7" draw:end-glue-point="3">
          <text:p text:style-name="P1"/>
        </draw:connector>
        <draw:connector draw:style-name="gr7" draw:text-style-name="P8" draw:layer="layout" draw:type="line" svg:x1="17.145cm" svg:y1="13.652cm" svg:x2="21.59cm" svg:y2="13.335cm" draw:start-shape="id5" draw:start-glue-point="1" draw:end-shape="id8" draw:end-glue-point="3">
          <text:p text:style-name="P1"/>
        </draw:connector>
        <draw:connector draw:style-name="gr7" draw:text-style-name="P8" draw:layer="layout" draw:type="line" svg:x1="17.145cm" svg:y1="13.652cm" svg:x2="21.59cm" svg:y2="17.145cm" draw:start-shape="id5" draw:start-glue-point="1" draw:end-shape="id9" draw:end-glue-point="3">
          <text:p text:style-name="P1"/>
        </draw:connector>
        <draw:frame draw:style-name="gr5" draw:text-style-name="P1" draw:layer="layout" svg:width="7.62cm" svg:height="0.987cm" svg:x="6.985cm" svg:y="10.16cm">
          <draw:text-box>
            <text:p text:style-name="P1">Input</text:p>
          </draw:text-box>
        </draw:frame>
        <draw:frame draw:style-name="gr5" draw:text-style-name="P1" draw:layer="layout" svg:width="7.62cm" svg:height="0.987cm" svg:x="6.35cm" svg:y="16.51cm">
          <draw:text-box>
            <text:p text:style-name="P1">Input</text:p>
          </draw:text-box>
        </draw:frame>
        <draw:frame draw:style-name="gr5" draw:text-style-name="P1" draw:layer="layout" svg:width="3.175cm" svg:height="0.987cm" svg:x="17.145cm" svg:y="10.443cm">
          <draw:text-box>
            <text:p text:style-name="P1">Output</text:p>
          </draw:text-box>
        </draw:frame>
        <draw:frame draw:style-name="gr5" draw:text-style-name="P1" draw:layer="layout" svg:width="3.175cm" svg:height="0.987cm" svg:x="17.78cm" svg:y="13.618cm">
          <draw:text-box>
            <text:p text:style-name="P1">Output</text:p>
          </draw:text-box>
        </draw:frame>
        <draw:frame draw:style-name="gr5" draw:text-style-name="P1" draw:layer="layout" svg:width="3.175cm" svg:height="0.987cm" svg:x="17.78cm" svg:y="16.51cm">
          <draw:text-box>
            <text:p text:style-name="P1">Output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FD</text:p>
          </draw:text-box>
        </draw:frame>
        <draw:rect draw:style-name="gr4" draw:text-style-name="P8" draw:layer="layout" svg:width="5.08cm" svg:height="2.54cm" svg:x="1.905cm" svg:y="5.08cm">
          <text:p text:style-name="P9">external </text:p>
          <text:p text:style-name="P9">entity</text:p>
        </draw:rect>
        <draw:ellipse draw:style-name="gr4" draw:text-style-name="P8" draw:layer="layout" svg:width="4.445cm" svg:height="3.175cm" svg:x="2.54cm" svg:y="8.89cm">
          <text:p text:style-name="P9">process</text:p>
        </draw:ellipse>
        <draw:connector draw:style-name="gr7" draw:text-style-name="P8" draw:layer="layout" draw:type="line" svg:x1="2.231cm" svg:y1="14.319cm" svg:x2="6.641cm" svg:y2="14.319cm">
          <text:p text:style-name="P1"/>
        </draw:connector>
        <draw:line draw:style-name="gr3" draw:text-style-name="P8" draw:layer="layout" svg:x1="1.905cm" svg:y1="16.51cm" svg:x2="7.62cm" svg:y2="16.51cm">
          <text:p text:style-name="P1"/>
        </draw:line>
        <draw:line draw:style-name="gr3" draw:text-style-name="P8" draw:layer="layout" svg:x1="1.905cm" svg:y1="17.78cm" svg:x2="7.62cm" svg:y2="17.78cm">
          <text:p text:style-name="P1"/>
        </draw:line>
        <draw:frame draw:style-name="gr5" draw:text-style-name="P1" draw:layer="layout" svg:width="5.715cm" svg:height="0.987cm" svg:x="1.905cm" svg:y="16.793cm">
          <draw:text-box>
            <text:p text:style-name="P1">data store</text:p>
          </draw:text-box>
        </draw:frame>
        <draw:frame draw:style-name="gr5" draw:text-style-name="P1" draw:layer="layout" svg:width="5.08cm" svg:height="0.987cm" svg:x="1.27cm" svg:y="13.335cm">
          <draw:text-box>
            <text:p text:style-name="P1">data object</text:p>
          </draw:text-box>
        </draw:frame>
        <draw:frame draw:style-name="gr5" draw:text-style-name="P1" draw:layer="layout" svg:width="15.24cm" svg:height="1.973cm" svg:x="11.43cm" svg:y="5.08cm">
          <draw:text-box>
            <text:p text:style-name="P1">Producer/consumer of information that resides outside system bounds</text:p>
          </draw:text-box>
        </draw:frame>
        <draw:frame draw:style-name="gr5" draw:text-style-name="P1" draw:layer="layout" svg:width="15.24cm" svg:height="2.959cm" svg:x="11.43cm" svg:y="8.89cm">
          <draw:text-box>
            <text:p text:style-name="P1">Transformer of information (function) that is within system bounds</text:p>
          </draw:text-box>
        </draw:frame>
        <draw:frame draw:style-name="gr5" draw:text-style-name="P1" draw:layer="layout" svg:width="15.24cm" svg:height="1.973cm" svg:x="11.43cm" svg:y="12.7cm">
          <draw:text-box>
            <text:p text:style-name="P1">Data object, arrowhead indicates direction of data flow</text:p>
          </draw:text-box>
        </draw:frame>
        <draw:frame draw:style-name="gr5" draw:text-style-name="P1" draw:layer="layout" svg:width="15.24cm" svg:height="1.973cm" svg:x="11.43cm" svg:y="15.875cm">
          <draw:text-box>
            <text:p text:style-name="P1">Repository of data, buffer or relational database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FD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2">Can be used to represent a system at any level of abstraction</text:p>
              </text:list-item>
            </text:list>
            <text:list text:style-name="L2">
              <text:list-item>
                <text:p text:id="id80" text:style-name="P2">Level 0</text:p>
              </text:list-item>
            </text:list>
            <text:list text:style-name="L2">
              <text:list-item>
                <text:list>
                  <text:list-item>
                    <text:p text:id="id81" text:style-name="P6">Fundamental system model, context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Representes system as single bubble with input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urther refinements can be ma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FD</text:p>
          </draw:text-box>
        </draw:frame>
        <draw:ellipse draw:style-name="gr3" draw:text-style-name="P8" draw:id="id10" draw:layer="layout" svg:width="2.54cm" svg:height="1.905cm" svg:x="5.08cm" svg:y="5.08cm">
          <text:p text:style-name="P1"/>
        </draw:ellipse>
        <draw:connector draw:style-name="gr8" draw:text-style-name="P9" draw:layer="layout" draw:type="line" svg:x1="3.061cm" svg:y1="6.018cm" svg:x2="5.08cm" svg:y2="6.032cm" draw:end-shape="id10" draw:end-glue-point="3">
          <text:p text:style-name="P9">A</text:p>
        </draw:connector>
        <draw:connector draw:style-name="gr8" draw:text-style-name="P9" draw:layer="layout" draw:type="line" svg:x1="7.62cm" svg:y1="6.032cm" svg:x2="10.583cm" svg:y2="6.018cm" draw:start-shape="id10" draw:start-glue-point="1">
          <text:p text:style-name="P9">B</text:p>
        </draw:connector>
        <draw:ellipse draw:style-name="gr4" draw:text-style-name="P8" draw:id="id11" draw:layer="layout" svg:width="2.54cm" svg:height="1.905cm" svg:x="2.54cm" svg:y="8.89cm">
          <text:p text:style-name="P9">f1</text:p>
        </draw:ellipse>
        <draw:ellipse draw:style-name="gr4" draw:text-style-name="P8" draw:id="id12" draw:layer="layout" svg:width="2.54cm" svg:height="1.905cm" svg:x="6.985cm" svg:y="8.255cm">
          <text:p text:style-name="P9">f2</text:p>
        </draw:ellipse>
        <draw:ellipse draw:style-name="gr4" draw:text-style-name="P8" draw:id="id13" draw:layer="layout" svg:width="2.54cm" svg:height="1.905cm" svg:x="6.985cm" svg:y="11.43cm">
          <text:p text:style-name="P9">f3</text:p>
        </draw:ellipse>
        <draw:ellipse draw:style-name="gr4" draw:text-style-name="P8" draw:layer="layout" svg:width="2.54cm" svg:height="1.905cm" svg:x="5.08cm" svg:y="5.081cm">
          <text:p text:style-name="P9">F</text:p>
        </draw:ellipse>
        <draw:ellipse draw:style-name="gr4" draw:text-style-name="P8" draw:id="id14" draw:layer="layout" svg:width="2.54cm" svg:height="1.905cm" svg:x="10.795cm" svg:y="9.525cm">
          <text:p text:style-name="P9">f4</text:p>
        </draw:ellipse>
        <draw:ellipse draw:style-name="gr4" draw:text-style-name="P8" draw:id="id15" draw:layer="layout" svg:width="2.54cm" svg:height="1.905cm" svg:x="14.605cm" svg:y="10.16cm">
          <text:p text:style-name="P9">f5</text:p>
        </draw:ellipse>
        <draw:ellipse draw:style-name="gr4" draw:text-style-name="P8" draw:id="id16" draw:layer="layout" svg:width="2.54cm" svg:height="1.905cm" svg:x="18.415cm" svg:y="8.255cm">
          <text:p text:style-name="P9">f6</text:p>
        </draw:ellipse>
        <draw:ellipse draw:style-name="gr4" draw:text-style-name="P8" draw:id="id17" draw:layer="layout" svg:width="2.54cm" svg:height="1.905cm" svg:x="21.59cm" svg:y="10.795cm">
          <text:p text:style-name="P9">f7</text:p>
        </draw:ellipse>
        <draw:connector draw:style-name="gr8" draw:text-style-name="P9" draw:layer="layout" draw:type="line" svg:x1="0.259cm" svg:y1="9.857cm" svg:x2="2.54cm" svg:y2="9.842cm" draw:end-shape="id11" draw:end-glue-point="3">
          <text:p text:style-name="P9">A</text:p>
        </draw:connector>
        <draw:connector draw:style-name="gr7" draw:text-style-name="P8" draw:layer="layout" draw:type="line" svg:x1="5.08cm" svg:y1="9.842cm" svg:x2="6.985cm" svg:y2="9.207cm" draw:start-shape="id11" draw:start-glue-point="1" draw:end-shape="id12" draw:end-glue-point="3">
          <text:p text:style-name="P1"/>
        </draw:connector>
        <draw:connector draw:style-name="gr7" draw:text-style-name="P8" draw:layer="layout" draw:type="line" svg:x1="5.08cm" svg:y1="9.842cm" svg:x2="6.985cm" svg:y2="12.382cm" draw:start-shape="id11" draw:start-glue-point="1" draw:end-shape="id13" draw:end-glue-point="3">
          <text:p text:style-name="P1"/>
        </draw:connector>
        <draw:connector draw:style-name="gr8" draw:text-style-name="P9" draw:layer="layout" draw:type="line" svg:x1="9.525cm" svg:y1="9.207cm" svg:x2="10.795cm" svg:y2="10.477cm" draw:start-shape="id12" draw:start-glue-point="1" draw:end-shape="id14">
          <text:p text:style-name="P9">X</text:p>
        </draw:connector>
        <draw:connector draw:style-name="gr8" draw:text-style-name="P9" draw:layer="layout" draw:type="line" svg:x1="9.525cm" svg:y1="12.382cm" svg:x2="10.795cm" svg:y2="10.477cm" draw:start-shape="id13" draw:start-glue-point="1" draw:end-shape="id14" draw:end-glue-point="3">
          <text:p text:style-name="P9">Y</text:p>
        </draw:connector>
        <draw:connector draw:style-name="gr8" draw:text-style-name="P9" draw:layer="layout" draw:type="line" svg:x1="13.335cm" svg:y1="10.477cm" svg:x2="14.605cm" svg:y2="11.112cm" draw:start-shape="id14" draw:start-glue-point="1" draw:end-shape="id15" draw:end-glue-point="3">
          <text:p text:style-name="P9">Z</text:p>
        </draw:connector>
        <draw:connector draw:style-name="gr7" draw:text-style-name="P8" draw:layer="layout" draw:type="line" svg:x1="17.145cm" svg:y1="11.112cm" svg:x2="18.415cm" svg:y2="9.207cm" draw:start-shape="id15" draw:start-glue-point="1" draw:end-shape="id16" draw:end-glue-point="3">
          <text:p text:style-name="P1"/>
        </draw:connector>
        <draw:connector draw:style-name="gr7" draw:text-style-name="P8" draw:layer="layout" draw:type="line" svg:x1="20.955cm" svg:y1="9.207cm" svg:x2="21.59cm" svg:y2="11.747cm" draw:start-shape="id16" draw:start-glue-point="1" draw:end-shape="id17" draw:end-glue-point="3">
          <text:p text:style-name="P1"/>
        </draw:connector>
        <draw:connector draw:style-name="gr7" draw:text-style-name="P8" draw:layer="layout" draw:type="line" svg:x1="17.145cm" svg:y1="11.112cm" svg:x2="21.59cm" svg:y2="11.747cm" draw:start-shape="id15" draw:start-glue-point="1" draw:end-shape="id17" draw:end-glue-point="3">
          <text:p text:style-name="P1"/>
        </draw:connector>
        <draw:connector draw:style-name="gr8" draw:text-style-name="P9" draw:layer="layout" draw:type="line" svg:x1="24.13cm" svg:y1="11.747cm" svg:x2="26.614cm" svg:y2="11.829cm" draw:start-shape="id17" draw:start-glue-point="1">
          <text:p text:style-name="P9">B</text:p>
        </draw:connector>
        <draw:ellipse draw:style-name="gr4" draw:text-style-name="P8" draw:id="id18" draw:layer="layout" svg:width="1.905cm" svg:height="1.27cm" svg:x="10.795cm" svg:y="15.24cm">
          <text:p text:style-name="P9">f41</text:p>
        </draw:ellipse>
        <draw:ellipse draw:style-name="gr4" draw:text-style-name="P8" draw:id="id19" draw:layer="layout" svg:width="1.905cm" svg:height="1.27cm" svg:x="11.43cm" svg:y="17.78cm">
          <text:p text:style-name="P9">f42</text:p>
        </draw:ellipse>
        <draw:ellipse draw:style-name="gr4" draw:text-style-name="P8" draw:id="id20" draw:layer="layout" svg:width="1.905cm" svg:height="1.27cm" svg:x="14.605cm" svg:y="15.24cm">
          <text:p text:style-name="P9">f43</text:p>
        </draw:ellipse>
        <draw:ellipse draw:style-name="gr4" draw:text-style-name="P8" draw:id="id21" draw:layer="layout" svg:width="1.905cm" svg:height="1.27cm" svg:x="15.24cm" svg:y="17.78cm">
          <text:p text:style-name="P9">f44</text:p>
        </draw:ellipse>
        <draw:ellipse draw:style-name="gr4" draw:text-style-name="P8" draw:id="id22" draw:layer="layout" svg:width="1.905cm" svg:height="1.27cm" svg:x="17.78cm" svg:y="16.51cm">
          <text:p text:style-name="P9">f45</text:p>
        </draw:ellipse>
        <draw:connector draw:style-name="gr8" draw:text-style-name="P9" draw:layer="layout" draw:type="line" svg:x1="8.716cm" svg:y1="15.875cm" svg:x2="10.795cm" svg:y2="15.875cm" draw:end-shape="id18" draw:end-glue-point="3">
          <text:p text:style-name="P9">X</text:p>
        </draw:connector>
        <draw:connector draw:style-name="gr8" draw:text-style-name="P9" draw:layer="layout" draw:type="line" svg:x1="9.546cm" svg:y1="18.573cm" svg:x2="11.43cm" svg:y2="18.415cm" draw:end-shape="id19" draw:end-glue-point="3">
          <text:p text:style-name="P9">Y</text:p>
        </draw:connector>
        <draw:connector draw:style-name="gr7" draw:text-style-name="P8" draw:layer="layout" draw:type="line" svg:x1="12.7cm" svg:y1="15.875cm" svg:x2="14.605cm" svg:y2="15.875cm" draw:start-shape="id18" draw:start-glue-point="1" draw:end-shape="id20" draw:end-glue-point="3">
          <text:p text:style-name="P1"/>
        </draw:connector>
        <draw:connector draw:style-name="gr7" draw:text-style-name="P8" draw:layer="layout" draw:type="line" svg:x1="13.335cm" svg:y1="18.415cm" svg:x2="15.24cm" svg:y2="18.415cm" draw:start-shape="id19" draw:start-glue-point="1" draw:end-shape="id21" draw:end-glue-point="3">
          <text:p text:style-name="P1"/>
        </draw:connector>
        <draw:connector draw:style-name="gr7" draw:text-style-name="P8" draw:layer="layout" draw:type="line" svg:x1="16.51cm" svg:y1="15.875cm" svg:x2="17.78cm" svg:y2="17.145cm" draw:start-shape="id20" draw:start-glue-point="1" draw:end-shape="id22" draw:end-glue-point="3">
          <text:p text:style-name="P1"/>
        </draw:connector>
        <draw:connector draw:style-name="gr7" draw:text-style-name="P8" draw:layer="layout" draw:type="line" svg:x1="17.145cm" svg:y1="18.415cm" svg:x2="17.78cm" svg:y2="17.145cm" draw:start-shape="id21" draw:start-glue-point="1" draw:end-shape="id22" draw:end-glue-point="3">
          <text:p text:style-name="P1"/>
        </draw:connector>
        <draw:connector draw:style-name="gr8" draw:text-style-name="P9" draw:layer="layout" draw:type="line" svg:x1="19.685cm" svg:y1="17.145cm" svg:x2="21.53cm" svg:y2="17.224cm" draw:start-shape="id22" draw:start-glue-point="1">
          <text:p text:style-name="P9">Z</text:p>
        </draw:connector>
        <draw:frame draw:style-name="gr5" draw:text-style-name="P1" draw:layer="layout" svg:width="6.985cm" svg:height="0.987cm" svg:x="12.065cm" svg:y="5.08cm">
          <draw:text-box>
            <text:p text:style-name="P1">Level 0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FD</text:p>
          </draw:text-box>
        </draw:frame>
        <draw:frame presentation:style-name="pr7" draw:text-style-name="P2" draw:layer="layout" svg:width="25.199cm" svg:height="14.26cm" svg:x="1.4cm" svg:y="4.914cm" presentation:class="outline" presentation:user-transformed="true">
          <draw:text-box>
            <text:list text:style-name="L2">
              <text:list-item>
                <text:p text:id="id84" text:style-name="P2">Basic notation is not sufficient to describe requirements for software</text:p>
              </text:list-item>
            </text:list>
            <text:list text:style-name="L2">
              <text:list-item>
                <text:list>
                  <text:list-item>
                    <text:p text:id="id85" text:style-name="P6">What is the content of the data implied by arrow or data sto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6" text:style-name="P11">Create a data dictiona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7" text:style-name="P2">Must be augmented with descriptive text: processing specification</text:p>
              </text:list-item>
            </text:list>
            <text:list text:style-name="L2">
              <text:list-item>
                <text:list>
                  <text:list-item>
                    <text:p text:id="id88" text:style-name="P6">For each bubble: input, algorithm, output, limitations</text:p>
                  </text:list-item>
                </text:list>
              </text:list-item>
            </text:list>
            <text:list text:style-name="L2">
              <text:list-item>
                <text:p text:id="id89" text:style-name="P2">Extensions have been made for basic DF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Behavioral Modeling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2">Represented by state transition diagram</text:p>
              </text:list-item>
            </text:list>
            <text:list text:style-name="L2">
              <text:list-item>
                <text:list>
                  <text:list-item>
                    <text:p text:id="id91" text:style-name="P6">States and events that causes the change is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Also indicated are actions to be taken when an event occurs</text:p>
                  </text:list-item>
                </text:list>
              </text:list-item>
            </text:list>
            <text:list text:style-name="L2">
              <text:list-item>
                <text:p text:id="id93" text:style-name="P2">State is any observable mode of behavi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TD</text:p>
          </draw:text-box>
        </draw:frame>
        <draw:ellipse draw:style-name="gr4" draw:text-style-name="P8" draw:id="id23" draw:layer="layout" svg:width="7.62cm" svg:height="3.175cm" svg:x="10.16cm" svg:y="15.875cm">
          <text:p text:style-name="P9">Logged-In</text:p>
        </draw:ellipse>
        <draw:connector draw:style-name="gr7" draw:text-style-name="P8" draw:layer="layout" draw:type="line" svg:x1="17.78cm" svg:y1="17.462cm" svg:x2="17.78cm" svg:y2="10.477cm" draw:start-shape="id23" draw:end-shape="id24" draw:end-glue-point="1">
          <text:p text:style-name="P1"/>
        </draw:connector>
        <draw:ellipse draw:style-name="gr4" draw:text-style-name="P8" draw:id="id24" draw:layer="layout" svg:width="7.62cm" svg:height="3.175cm" svg:x="10.16cm" svg:y="8.89cm">
          <text:p text:style-name="P9">Guest</text:p>
        </draw:ellips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eb application example</text:p>
              </text:list-item>
            </text:list>
          </draw:text-box>
        </draw:frame>
        <draw:connector draw:style-name="gr7" draw:text-style-name="P8" draw:layer="layout" draw:type="line" svg:x1="4.825cm" svg:y1="7.937cm" svg:x2="13.97cm" svg:y2="8.89cm" draw:end-shape="id24" draw:end-glue-point="0">
          <text:p text:style-name="P1"/>
        </draw:connector>
        <draw:frame draw:style-name="gr5" draw:text-style-name="P1" draw:layer="layout" svg:width="8.255cm" svg:height="0.987cm" svg:x="8.89cm" svg:y="7.268cm">
          <draw:text-box>
            <text:p text:style-name="P1">user visits page</text:p>
          </draw:text-box>
        </draw:frame>
        <draw:line draw:style-name="gr3" draw:text-style-name="P8" draw:layer="layout" svg:x1="0.635cm" svg:y1="13.335cm" svg:x2="11.43cm" svg:y2="13.335cm">
          <text:p text:style-name="P1"/>
        </draw:line>
        <draw:frame draw:style-name="gr5" draw:text-style-name="P1" draw:layer="layout" svg:width="6.985cm" svg:height="0.987cm" svg:x="18.415cm" svg:y="12.065cm">
          <draw:text-box>
            <text:p text:style-name="P1">logout</text:p>
          </draw:text-box>
        </draw:frame>
        <draw:line draw:style-name="gr3" draw:text-style-name="P8" draw:layer="layout" svg:x1="18.415cm" svg:y1="13.335cm" svg:x2="24.13cm" svg:y2="13.335cm">
          <text:p text:style-name="P1"/>
        </draw:line>
        <draw:frame draw:style-name="gr5" draw:text-style-name="P1" draw:layer="layout" svg:width="6.985cm" svg:height="0.987cm" svg:x="18.415cm" svg:y="13.618cm">
          <draw:text-box>
            <text:p text:style-name="P1">destroy session</text:p>
          </draw:text-box>
        </draw:frame>
        <draw:frame draw:style-name="gr9" draw:text-style-name="P1" draw:layer="layout" svg:width="12.065cm" svg:height="1.973cm" svg:x="0.635cm" svg:y="12.065cm">
          <draw:text-box>
            <text:p text:style-name="P1">username and password</text:p>
            <text:p text:style-name="P1"/>
          </draw:text-box>
        </draw:frame>
        <draw:frame draw:style-name="gr9" draw:text-style-name="P1" draw:layer="layout" svg:width="12.7cm" svg:height="1.27cm" svg:x="0cm" svg:y="13.335cm">
          <draw:text-box>
            <text:p text:style-name="P1"><text:tab/>start session</text:p>
          </draw:text-box>
        </draw:frame>
        <draw:connector draw:style-name="gr7" draw:text-style-name="P8" draw:layer="layout" draw:type="line" svg:x1="10.16cm" svg:y1="10.477cm" svg:x2="10.16cm" svg:y2="17.462cm" draw:start-shape="id24" draw:start-glue-point="3" draw:end-shape="id23" draw:end-glue-point="3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echanics of SA</text:p>
          </draw:text-box>
        </draw:frame>
        <draw:frame presentation:style-name="pr2" draw:text-style-name="P2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94" text:style-name="P2">Heuristics to derive good analysis model</text:p>
              </text:list-item>
            </text:list>
            <text:list text:style-name="L2">
              <text:list-item>
                <text:p text:id="id95" text:style-name="P2">Creating an ERD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7">Customers are asked to list the 'things' that business process addres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7">Analyst determines if connections exists on the data obje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7">When connection exists, create object-relationship pair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7">For each relationship pair, cardinality and modality are explo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echanics of SA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0" text:style-name="P2">Creating an ERD</text:p>
              </text:list-item>
            </text:list>
            <text:list text:style-name="L5">
              <text:list-item>
                <text:list>
                  <text:list-item>
                    <text:p text:id="id101" text:style-name="P7">Steps 2 to 4 are continued iteratively until all pairs have been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2" text:style-name="P7">Attributes of each entity are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3" text:style-name="P7">An ERD is formalized and review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4" text:style-name="P7">Steps 1 to 7 are repeated until data modeling is comple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echanics of SA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5" text:style-name="P2">Creating a DFD</text:p>
              </text:list-item>
            </text:list>
            <text:list text:style-name="L6">
              <text:list-item>
                <text:list>
                  <text:list-item>
                    <text:p text:id="id106" text:style-name="P12">Successive refinements perform implict functional decomposition of the system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7" text:style-name="P12">Level 0 DFD should depict system as a single bubble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8" text:style-name="P12">Primary input and output should be carefully noted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9" text:style-name="P12">Refinement should begin by isolating candidate process, data objects, and stores to be represented at the next lev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echanics of SA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0" text:style-name="P2">Creating a DFD</text:p>
              </text:list-item>
            </text:list>
            <text:list text:style-name="L7">
              <text:list-item>
                <text:list>
                  <text:list-item>
                    <text:p text:id="id111" text:style-name="P12">All arrows and bubbles should be labeled with meaningful names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2" text:style-name="P12">Information <text:s/>flow continuity must be maintained from level to level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3" text:style-name="P12">One bubble at a time should be refined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114" text:style-name="P12">Perform a grammatical parse of desription: identify verbs (processes) and nouns (external entities, data/control objects, data stor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Process Specification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115" text:style-name="P2">Describes all flow model process that appear at the final level of refinement</text:p>
              </text:list-item>
            </text:list>
            <text:list text:style-name="L2">
              <text:list-item>
                <text:p text:id="id116" text:style-name="P2">Include narrative text, program design language, math equations, tables, diagrams or charts</text:p>
              </text:list-item>
            </text:list>
            <text:list text:style-name="L2">
              <text:list-item>
                <text:p text:id="id117" text:style-name="P2">Example: Consider a web application that has undergone refinement and the final DFD shows a 'check user process'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Dictionary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2">Provides an organized approach for representing characteristics of each data object and control item</text:p>
              </text:list-item>
            </text:list>
            <text:list text:style-name="L2">
              <text:list-item>
                <text:list>
                  <text:list-item>
                    <text:p text:id="id119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where-used,how-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Content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Supplementary infor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1T1">
        <draw:frame presentation:style-name="pr1" draw:text-style-name="P1" draw:layer="layout" svg:width="25.199cm" svg:height="3.507cm" svg:x="1.471cm" svg:y="0.938cm" presentation:class="title" presentation:user-transformed="true">
          <draw:text-box>
            <text:p text:style-name="P1">Summary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4" text:style-name="P2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id="id125" text:style-name="P2">ERD represents the data objects and relationships in a system</text:p>
              </text:list-item>
            </text:list>
            <text:list text:style-name="L2">
              <text:list-item>
                <text:p text:id="id126" text:style-name="P2">DFD is used to show the transformation of data and control</text:p>
              </text:list-item>
            </text:list>
            <text:list text:style-name="L2">
              <text:list-item>
                <text:p text:id="id127" text:style-name="P2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1T1">
        <draw:frame presentation:style-name="pr1" draw:text-style-name="P1" draw:layer="layout" svg:width="25.199cm" svg:height="3.507cm" svg:x="1.471cm" svg:y="0.938cm" presentation:class="title" presentation:user-transformed="true">
          <draw:text-box>
            <text:p text:style-name="P1">Summary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2">Data content is represented by a data dictionary</text:p>
              </text:list-item>
            </text:list>
            <text:list text:style-name="L2">
              <text:list-item>
                <text:p text:id="id129" text:style-name="P2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130" text:style-name="P2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Reference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Roger S. Pressman.Software Engineering: A Practitioner's Approach, 4th Ed.McGraw-Hill,1997. Chapter 12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2"/>
      <draw:page-thumbnail draw:layer="backgroundobjects" svg:width="9.066cm" svg:height="6.799cm" svg:x="15.723cm" svg:y="3.022cm" draw:page-number="3"/>
      <draw:page-thumbnail draw:layer="backgroundobjects" svg:width="9.066cm" svg:height="6.799cm" svg:x="3.15cm" svg:y="11.766cm" draw:page-number="4"/>
      <draw:page-thumbnail draw:layer="backgroundobjects" svg:width="9.066cm" svg:height="6.799cm" svg:x="15.723cm" svg:y="11.766cm" draw:page-number="5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0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04T07:31:41</dc:date>
    <meta:print-date>2008-02-04T07:26:42</meta:print-date>
    <dc:language>de-DE</dc:language>
    <meta:editing-cycles>1874</meta:editing-cycles>
    <meta:editing-duration>P1DT21H4M20S</meta:editing-duration>
    <meta:user-defined meta:name="Info 1"/>
    <meta:user-defined meta:name="Info 2"/>
    <meta:user-defined meta:name="Info 3"/>
    <meta:user-defined meta:name="Info 4"/>
    <meta:document-statistic meta:object-count="232"/>
  </office:meta>
</office:document-meta>
</file>